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default-cell-style-name="ce1"/>
        <table:table-column table:style-name="co9" table:default-cell-style-name="Default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>
            <text:p>1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category-screens\Action.png</text:p>
          </table:table-cell>
          <table:table-cell table:style-name="ce2" table:number-columns-repeated="1020"/>
          <table:table-cell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waday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>
            <text:p>1</text:p>
          </table:table-cell>
          <table:table-cell office:value-type="string">
            <text:p>ArduBreakout</text:p>
          </table:table-cell>
          <table:table-cell office:value-type="string">
            <text:p>Arcade\ArduBreakout.png</text:p>
          </table:table-cell>
          <table:table-cell office:value-type="string">
            <text:p>Arcade\ArduBreakout.hex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SebGoscik</text:p>
          </table:table-cell>
          <table:table-cell table:number-columns-repeated="1016"/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>
            <text:p>1</text:p>
          </table:table-cell>
          <table:table-cell office:value-type="string">
            <text:p>snake3</text:p>
          </table:table-cell>
          <table:table-cell office:value-type="string">
            <text:p>Arcade\snake3.png</text:p>
          </table:table-cell>
          <table:table-cell office:value-type="string">
            <text:p>Arcade\snake3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2">
            <text:p>2</text:p>
          </table:table-cell>
          <table:table-cell table:style-name="ce3" office:value-type="string">
            <text:p>Adventure</text:p>
          </table:table-cell>
          <table:table-cell table:style-name="ce3" office:value-type="string">
            <text:p>category-screens\Adventure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22]" office:value-type="float" office:value="2">
            <text:p>2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3]" office:value-type="float" office:value="2">
            <text:p>2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4]" office:value-type="float" office:value="2">
            <text:p>2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5]" office:value-type="float" office:value="2">
            <text:p>2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>
            <text:p>2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29]+1" office:value-type="float" office:value="3">
            <text:p>3</text:p>
          </table:table-cell>
          <table:table-cell table:style-name="ce4" office:value-type="string">
            <text:p>Arcade</text:p>
          </table:table-cell>
          <table:table-cell table:style-name="ce4" office:value-type="string">
            <text:p>category-screens\Arcade.png</text:p>
          </table:table-cell>
          <table:table-cell table:style-name="ce4" table:number-columns-repeated="1020"/>
          <table:table-cell/>
        </table:table-row>
        <table:table-row table:style-name="ro1">
          <table:table-cell table:formula="of:=[.A30]" office:value-type="float" office:value="3">
            <text:p>3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1]" office:value-type="float" office:value="3">
            <text:p>3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2]" office:value-type="float" office:value="3">
            <text:p>3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3]" office:value-type="float" office:value="3">
            <text:p>3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>
            <text:p>3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>
            <text:p>3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6]" office:value-type="float" office:value="3">
            <text:p>3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37]" office:value-type="float" office:value="3">
            <text:p>3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>
            <text:p>3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>
            <text:p>3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>
            <text:p>3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>
            <text:p>3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>
            <text:p>3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>
            <text:p>3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>
            <text:p>3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>
            <text:p>3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>
            <text:p>3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>
            <text:p>3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>
            <text:p>3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>
            <text:p>3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0]" office:value-type="float" office:value="3">
            <text:p>3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>
            <text:p>3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2]" office:value-type="float" office:value="3">
            <text:p>3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3]" office:value-type="float" office:value="3">
            <text:p>3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>
            <text:p>3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4]+1" office:value-type="float" office:value="4">
            <text:p>4</text:p>
          </table:table-cell>
          <table:table-cell table:style-name="ce5" office:value-type="string">
            <text:p>Runner</text:p>
          </table:table-cell>
          <table:table-cell table:style-name="ce5" office:value-type="string">
            <text:p>category-screens\Runner.png</text:p>
          </table:table-cell>
          <table:table-cell table:style-name="ce5" table:number-columns-repeated="1020"/>
          <table:table-cell/>
        </table:table-row>
        <table:table-row table:style-name="ro1">
          <table:table-cell table:formula="of:=[.A56]" office:value-type="float" office:value="4">
            <text:p>4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7]" office:value-type="float" office:value="4">
            <text:p>4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>
            <text:p>4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58]" office:value-type="float" office:value="4">
            <text:p>4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>
            <text:p>4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>
            <text:p>4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>
            <text:p>4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>
            <text:p>4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1]" office:value-type="float" office:value="4">
            <text:p>4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61]+1" office:value-type="float" office:value="5">
            <text:p>5</text:p>
          </table:table-cell>
          <table:table-cell table:style-name="ce6" office:value-type="string">
            <text:p>Platformer</text:p>
          </table:table-cell>
          <table:table-cell table:style-name="ce6" office:value-type="string">
            <text:p>category-screens\Platformer.png</text:p>
          </table:table-cell>
          <table:table-cell table:style-name="ce6" table:number-columns-repeated="1020"/>
          <table:table-cell/>
        </table:table-row>
        <table:table-row table:style-name="ro1">
          <table:table-cell table:formula="of:=[.A70]" office:value-type="float" office:value="5">
            <text:p>5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1]" office:value-type="float" office:value="5">
            <text:p>5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73]" office:value-type="float" office:value="5">
            <text:p>5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4]" office:value-type="float" office:value="5">
            <text:p>5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>
            <text:p>5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>
            <text:p>5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>
            <text:p>5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>
            <text:p>5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>
            <text:p>5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>
            <text:p>5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>
            <text:p>5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>
            <text:p>5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86]+1" office:value-type="float" office:value="6">
            <text:p>6</text:p>
          </table:table-cell>
          <table:table-cell table:style-name="ce3" office:value-type="string">
            <text:p>Strategy</text:p>
          </table:table-cell>
          <table:table-cell table:style-name="ce3" office:value-type="string">
            <text:p>category-screens\Strategy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87]" office:value-type="float" office:value="6">
            <text:p>6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88]" office:value-type="float" office:value="6">
            <text:p>6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89]" office:value-type="float" office:value="6">
            <text:p>6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0]" office:value-type="float" office:value="6">
            <text:p>6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1]+1" office:value-type="float" office:value="7">
            <text:p>7</text:p>
          </table:table-cell>
          <table:table-cell table:style-name="ce7" office:value-type="string">
            <text:p>Puzzle</text:p>
          </table:table-cell>
          <table:table-cell table:style-name="ce7" office:value-type="string">
            <text:p>category-screens\Puzzle.png</text:p>
          </table:table-cell>
          <table:table-cell table:style-name="ce7" table:number-columns-repeated="1020"/>
          <table:table-cell/>
        </table:table-row>
        <table:table-row table:style-name="ro1">
          <table:table-cell table:formula="of:=[.A92]" office:value-type="float" office:value="7">
            <text:p>7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3]" office:value-type="float" office:value="7">
            <text:p>7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4]" office:value-type="float" office:value="7">
            <text:p>7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95]" office:value-type="float" office:value="7">
            <text:p>7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96]" office:value-type="float" office:value="7">
            <text:p>7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97]" office:value-type="float" office:value="7">
            <text:p>7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>
            <text:p>7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>
            <text:p>7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>
            <text:p>7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>
            <text:p>7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>
            <text:p>7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4]" office:value-type="float" office:value="7">
            <text:p>7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>
            <text:p>7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08]" office:value-type="float" office:value="7">
            <text:p>7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09]+1" office:value-type="float" office:value="8">
            <text:p>8</text:p>
          </table:table-cell>
          <table:table-cell table:style-name="ce8" office:value-type="string">
            <text:p>Skill</text:p>
          </table:table-cell>
          <table:table-cell table:style-name="ce8" office:value-type="string">
            <text:p>category-screens\Skill.png</text:p>
          </table:table-cell>
          <table:table-cell table:style-name="ce8" table:number-columns-repeated="1020"/>
          <table:table-cell/>
        </table:table-row>
        <table:table-row table:style-name="ro1">
          <table:table-cell table:formula="of:=[.A110]" office:value-type="float" office:value="8">
            <text:p>8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1]" office:value-type="float" office:value="8">
            <text:p>8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2]" office:value-type="float" office:value="8">
            <text:p>8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3]" office:value-type="float" office:value="8">
            <text:p>8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4]" office:value-type="float" office:value="8">
            <text:p>8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5]" office:value-type="float" office:value="8">
            <text:p>8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>
            <text:p>8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>
            <text:p>8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>
            <text:p>8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>
            <text:p>8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>
            <text:p>8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>
            <text:p>8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>
            <text:p>8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>
            <text:p>8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>
            <text:p>8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>
            <text:p>8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>
            <text:p>8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>
            <text:p>8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>
            <text:p>8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>
            <text:p>8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>
            <text:p>8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>
            <text:p>8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>
            <text:p>8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>
            <text:p>8</text:p>
          </table:table-cell>
          <table:table-cell office:value-type="string">
            <text:p>NBOTK</text:p>
          </table:table-cell>
          <table:table-cell office:value-type="string">
            <text:p>Puzzle\NBOTK.png</text:p>
          </table:table-cell>
          <table:table-cell office:value-type="string">
            <text:p>Puzzle\NBOTK.hex</text:p>
          </table:table-cell>
          <table:table-cell table:number-columns-repeated="3"/>
          <table:table-cell office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0]+1" office:value-type="float" office:value="9">
            <text:p>9</text:p>
          </table:table-cell>
          <table:table-cell table:style-name="ce9" office:value-type="string">
            <text:p>Tabletop</text:p>
          </table:table-cell>
          <table:table-cell table:style-name="ce9" office:value-type="string">
            <text:p>category-screens\Tabletop.png</text:p>
          </table:table-cell>
          <table:table-cell table:style-name="ce9" table:number-columns-repeated="1020"/>
          <table:table-cell/>
        </table:table-row>
        <table:table-row table:style-name="ro1">
          <table:table-cell table:formula="of:=[.A135]" office:value-type="float" office:value="9">
            <text:p>9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36]" office:value-type="float" office:value="9">
            <text:p>9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37]" office:value-type="float" office:value="9">
            <text:p>9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38]" office:value-type="float" office:value="9">
            <text:p>9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39]" office:value-type="float" office:value="9">
            <text:p>9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0]" office:value-type="float" office:value="9">
            <text:p>9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1]" office:value-type="float" office:value="9">
            <text:p>9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>
            <text:p>9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>
            <text:p>9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>
            <text:p>9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>
            <text:p>9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>
            <text:p>9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>
            <text:p>9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47]+1" office:value-type="float" office:value="10">
            <text:p>10</text:p>
          </table:table-cell>
          <table:table-cell table:style-name="ce10" office:value-type="string">
            <text:p>Racing</text:p>
          </table:table-cell>
          <table:table-cell table:style-name="ce10" office:value-type="string">
            <text:p>category-screens\Racing.png</text:p>
          </table:table-cell>
          <table:table-cell table:style-name="ce10" table:number-columns-repeated="1020"/>
          <table:table-cell/>
        </table:table-row>
        <table:table-row table:style-name="ro1">
          <table:table-cell table:formula="of:=[.A149]" office:value-type="float" office:value="10">
            <text:p>10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0]" office:value-type="float" office:value="10">
            <text:p>10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1]" office:value-type="float" office:value="10">
            <text:p>10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2]" office:value-type="float" office:value="10">
            <text:p>10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3]" office:value-type="float" office:value="10">
            <text:p>10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4]" office:value-type="float" office:value="10">
            <text:p>10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55]+1" office:value-type="float" office:value="11">
            <text:p>11</text:p>
          </table:table-cell>
          <table:table-cell table:style-name="ce11" office:value-type="string">
            <text:p>RPG</text:p>
          </table:table-cell>
          <table:table-cell table:style-name="ce11" office:value-type="string">
            <text:p>category-screens\RPG.png</text:p>
          </table:table-cell>
          <table:table-cell table:style-name="ce11" table:number-columns-repeated="1020"/>
          <table:table-cell/>
        </table:table-row>
        <table:table-row table:style-name="ro1">
          <table:table-cell table:formula="of:=[.A156]" office:value-type="float" office:value="11">
            <text:p>11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1">
            <text:p>11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58]" office:value-type="float" office:value="11">
            <text:p>11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59]" office:value-type="float" office:value="11">
            <text:p>11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0]" office:value-type="float" office:value="11">
            <text:p>11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1]" office:value-type="float" office:value="11">
            <text:p>11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>
            <text:p>11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>
            <text:p>11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>
            <text:p>11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>
            <text:p>11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>
            <text:p>11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>
            <text:p>11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>
            <text:p>11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>
            <text:p>11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0]+1" office:value-type="float" office:value="12">
            <text:p>12</text:p>
          </table:table-cell>
          <table:table-cell table:style-name="ce12" office:value-type="string">
            <text:p>Shooter</text:p>
          </table:table-cell>
          <table:table-cell table:style-name="ce12" office:value-type="string">
            <text:p>category-screens\Shooter.png</text:p>
          </table:table-cell>
          <table:table-cell table:style-name="ce12" table:number-columns-repeated="1020"/>
          <table:table-cell/>
        </table:table-row>
        <table:table-row table:style-name="ro1">
          <table:table-cell table:formula="of:=[.A171]" office:value-type="float" office:value="12">
            <text:p>12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2">
            <text:p>12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3]" office:value-type="float" office:value="12">
            <text:p>12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4]" office:value-type="float" office:value="12">
            <text:p>12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5]" office:value-type="float" office:value="12">
            <text:p>12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76]" office:value-type="float" office:value="12">
            <text:p>12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>
            <text:p>12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>
            <text:p>12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>
            <text:p>12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>
            <text:p>12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>
            <text:p>12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>
            <text:p>12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>
            <text:p>12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>
            <text:p>12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>
            <text:p>12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>
            <text:p>12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>
            <text:p>12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>
            <text:p>12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>
            <text:p>12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2]" office:value-type="float" office:value="12">
            <text:p>12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>
            <text:p>12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  <table:table-cell table:number-columns-repeated="1016"/>
        </table:table-row>
        <table:table-row table:style-name="ro1">
          <table:table-cell table:formula="of:=[.A195]" office:value-type="float" office:value="12">
            <text:p>12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>
            <text:p>12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>
            <text:p>12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>
            <text:p>12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>
            <text:p>1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199]+1" office:value-type="float" office:value="13">
            <text:p>13</text:p>
          </table:table-cell>
          <table:table-cell table:style-name="ce13" office:value-type="string">
            <text:p>Sports</text:p>
          </table:table-cell>
          <table:table-cell table:style-name="ce13" office:value-type="string">
            <text:p>category-screens\Sports.png</text:p>
          </table:table-cell>
          <table:table-cell table:style-name="ce13" table:number-columns-repeated="1020"/>
          <table:table-cell/>
        </table:table-row>
        <table:table-row table:style-name="ro1">
          <table:table-cell table:formula="of:=[.A201]" office:value-type="float" office:value="13">
            <text:p>13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3">
            <text:p>13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3]" office:value-type="float" office:value="13">
            <text:p>13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04]" office:value-type="float" office:value="13">
            <text:p>13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04]" office:value-type="float" office:value="13">
            <text:p>13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06]+1" office:value-type="float" office:value="14">
            <text:p>14</text:p>
          </table:table-cell>
          <table:table-cell table:style-name="ce14" office:value-type="string">
            <text:p>Music</text:p>
          </table:table-cell>
          <table:table-cell table:style-name="ce14" office:value-type="string">
            <text:p>category-screens\Music.png</text:p>
          </table:table-cell>
          <table:table-cell table:style-name="ce14" table:number-columns-repeated="1020"/>
          <table:table-cell/>
        </table:table-row>
        <table:table-row table:style-name="ro1">
          <table:table-cell table:formula="of:=[.A207]" office:value-type="float" office:value="14">
            <text:p>14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08]" office:value-type="float" office:value="14">
            <text:p>14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09]" office:value-type="float" office:value="14">
            <text:p>14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0]" office:value-type="float" office:value="14">
            <text:p>14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1]" office:value-type="float" office:value="14">
            <text:p>14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4">
            <text:p>14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3]+1" office:value-type="float" office:value="15">
            <text:p>15</text:p>
          </table:table-cell>
          <table:table-cell table:style-name="ce15" office:value-type="string">
            <text:p>Application</text:p>
          </table:table-cell>
          <table:table-cell table:style-name="ce15" office:value-type="string">
            <text:p>category-screens\Application.png</text:p>
          </table:table-cell>
          <table:table-cell table:style-name="ce15" table:number-columns-repeated="1020"/>
          <table:table-cell/>
        </table:table-row>
        <table:table-row table:style-name="ro1">
          <table:table-cell table:formula="of:=[.A214]" office:value-type="float" office:value="15">
            <text:p>15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15]" office:value-type="float" office:value="15">
            <text:p>15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19]" office:value-type="float" office:value="15">
            <text:p>15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16]" office:value-type="float" office:value="15">
            <text:p>15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>
            <text:p>15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18]" office:value-type="float" office:value="15">
            <text:p>15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0]" office:value-type="float" office:value="15">
            <text:p>15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>
            <text:p>15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>
            <text:p>15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>
            <text:p>15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>
            <text:p>15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>
            <text:p>15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>
            <text:p>15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>
            <text:p>15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28]" office:value-type="float" office:value="15">
            <text:p>15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>
            <text:p>15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17]" office:value-type="float" office:value="15">
            <text:p>15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>
            <text:p>15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>
            <text:p>15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>
            <text:p>15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>
            <text:p>15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>
            <text:p>15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>
            <text:p>15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37]+1" office:value-type="float" office:value="16">
            <text:p>16</text:p>
          </table:table-cell>
          <table:table-cell table:style-name="ce16" office:value-type="string">
            <text:p>Tools</text:p>
          </table:table-cell>
          <table:table-cell table:style-name="ce16" office:value-type="string">
            <text:p>category-screens\Tools.png</text:p>
          </table:table-cell>
          <table:table-cell table:style-name="ce16" table:number-columns-repeated="1020"/>
          <table:table-cell/>
        </table:table-row>
        <table:table-row table:style-name="ro1">
          <table:table-cell table:formula="of:=[.A238]" office:value-type="float" office:value="16">
            <text:p>16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6">
            <text:p>16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0]" office:value-type="float" office:value="16">
            <text:p>16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1]" office:value-type="float" office:value="16">
            <text:p>16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2]" office:value-type="float" office:value="16">
            <text:p>16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3]" office:value-type="float" office:value="16">
            <text:p>16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44]" office:value-type="float" office:value="16">
            <text:p>16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>
            <text:p>16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>
            <text:p>16</text:p>
          </table:table-cell>
          <table:table-cell office:value-type="string">
            <text:p>SetSystemEEPROM</text:p>
          </table:table-cell>
          <table:table-cell office:value-type="string">
            <text:p>Application\SetSystemEEPROM.png</text:p>
          </table:table-cell>
          <table:table-cell office:value-type="string">
            <text:p>Application\SetSystemEEPRO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>
            <text:p>16</text:p>
          </table:table-cell>
          <table:table-cell office:value-type="string">
            <text:p>EEPROMEditor</text:p>
          </table:table-cell>
          <table:table-cell office:value-type="string">
            <text:p>Application\EEPROMEditor.png</text:p>
          </table:table-cell>
          <table:table-cell office:value-type="string">
            <text:p>Application\EEPROMEditor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9/02/2020</text:date>, <text:time>15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9-02T15:54:09.63</dc:date>
    <meta:editing-cycles>11</meta:editing-cycles>
    <meta:editing-duration>PT1H54M28S</meta:editing-duration>
    <meta:document-statistic meta:table-count="1" meta:cell-count="1405" meta:object-count="0"/>
  </office:meta>
</office:document-meta>
</file>